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e00707"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e00707"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M8; MP4 - sup</text:p>
      <text:p text:style-name="P1">wait whats going on</text:p>
      <text:p text:style-name="P1">is the meteor passing through another dream bubble</text:p>
      <text:p text:style-name="P1">oh</text:p>
      <text:p text:style-name="P1">hey</text:p>
      <text:p text:style-name="P1">what you dont talk now?</text:p>
      <text:p text:style-name="P1">you were pretty spunky before what happened</text:p>
      <text:p text:style-name="P1">ok whatever</text:p>
      <text:p text:style-name="P1">so what are we just not even bothering to care anymore when we pass through dream bubbles now</text:p>
      <text:p text:style-name="P1">like no warning or alert or getting into our facetious battle stations or anything</text:p>
      <text:p text:style-name="P1">eh who cares actually</text:p>
      <text:p text:style-name="P1">i probably wont even leave the room this time</text:p>
      <text:p text:style-name="P1">getting a little bored of ghosts actually</text:p>
      <text:p text:style-name="P1">no offense sea troll</text:p>
      <text:p text:style-name="P1">oh just some raps</text:p>
      <text:p text:style-name="P1">been working on my raps</text:p>
      <text:p text:style-name="P1">youve heard my raps right</text:p>
      <text:p text:style-name="P1">want to hear some raps</text:p>
      <text:p text:style-name="P1">wait do you know what rap is</text:p>
      <text:p text:style-name="P1">its this fly human tradition where you drop a beat and talk hard</text:p>
      <text:p text:style-name="P1">if the flow checks out and your rhymes are dope enough then the police start unholstering their guns</text:p>
      <text:p text:style-name="P1">they cant help it its like reflexive</text:p>
      <text:p text:style-name="P1">thats how you know youre doing it right</text:p>
      <text:p text:style-name="P1">slam poetry</text:p>
      <text:p text:style-name="P1">why didnt you tell me about this</text:p>
      <text:p text:style-name="P1"><text:soft-page-break/>yeah but</text:p>
      <text:p text:style-name="P1">it should have come up</text:p>
      <text:p text:style-name="P1">wait now that i think about it</text:p>
      <text:p text:style-name="P1">i remember some weird troll was rapping at me once</text:p>
      <text:p text:style-name="P1">but i mean we could have been talking about rap all this time</text:p>
      <text:p text:style-name="P1">you and me i mean</text:p>
      <text:p text:style-name="P1">it would have come up i think if we talked more</text:p>
      <text:p text:style-name="P1">kanaya we should talk more we dont really talk enough</text:p>
      <text:p text:style-name="P1">like really just</text:p>
      <text:p text:style-name="P1">get down to fucking business</text:p>
      <text:p text:style-name="P1">just the two of us</text:p>
      <text:p text:style-name="P1">all conversationally and such</text:p>
      <text:p text:style-name="P1">really like</text:p>
      <text:p text:style-name="P1">flesh out this dynamic</text:p>
      <text:p text:style-name="P1">see whats THERE</text:p>
      <text:p text:style-name="P1">we goddamn WILL squeeze blood from this stone</text:p>
      <text:p text:style-name="P1">this awkwardly quiet ghost troll as my witness</text:p>
      <text:p text:style-name="P1">aw man</text:p>
      <text:p text:style-name="P1">kinda semi self deprecating vampire jokes this is a good start i like it</text:p>
      <text:p text:style-name="P1">yes exactly</text:p>
      <text:p text:style-name="P1">oh man yes</text:p>
      <text:p text:style-name="P1">that would be so fucking perfect</text:p>
      <text:p text:style-name="P1">youll have to read the troll gibberish to me</text:p>
      <text:p text:style-name="P1">itll be just like storytime with karkat</text:p>
      <text:p text:style-name="P1">kanaya edition</text:p>
      <text:p text:style-name="P1">but youll have to rap the words</text:p>
      <text:p text:style-name="P1"><text:soft-page-break/>pump up the bass and slaughter the mic</text:p>
      <text:p text:style-name="P1">i want to goddamn FEEL that slam poetry</text:p>
      <text:p text:style-name="P1">KM9; MP5 - (you shattered the ring but theres more cracks in your rap)</text:p>
      <text:p text:style-name="P1">(ima top off your glass cause devastations on tap)</text:p>
      <text:p text:style-name="P1">(wait no)</text:p>
      <text:p text:style-name="P1">(your act couldnt suck more dick with a puppet in your lap)</text:p>
      <text:p text:style-name="P1">(what)</text:p>
      <text:p text:style-name="P1">(puppet... man where that come from)</text:p>
      <text:p text:style-name="P1">(you shattered the ring but theres more cracks in your rap)</text:p>
      <text:p text:style-name="P1">(your flows like warm milk that goes good with a nap)</text:p>
      <text:p text:style-name="P1">(haha yes)</text:p>
      <text:p text:style-name="P1">(shit lets be rails ill be the shoosh to your pap)</text:p>
      <text:p text:style-name="P1">(wait that makes no fuckin sense)</text:p>
      <text:p text:style-name="P1">(naw ill stick with the milk one)</text:p>
      <text:p text:style-name="P1">(yall claimin to be the lord of time)</text:p>
      <text:p text:style-name="P1">(all ya makin me feel is bored with your rhymes)</text:p>
      <text:p text:style-name="P1">(thats ok i guess)</text:p>
      <text:p text:style-name="P1">(still feel like i should work puppets into this)</text:p>
      <text:p text:style-name="P1">(no idea why)</text:p>
      <text:p text:style-name="P1">(what rhymes with puppets)</text:p>
      <text:p text:style-name="P1">(uh)</text:p>
      <text:p text:style-name="P1">(smuppets)</text:p>
      <text:p text:style-name="P1">(dave no thats the same fuckin thing)</text:p>
      <text:p text:style-name="P1">(muppets)</text:p>
      <text:p text:style-name="P1">(what the fuck)</text:p>
      <text:p text:style-name="P1">(the only thing that rhymes with puppets is different kinds of <text:soft-page-break/>puppets!!!)</text:p>
      <text:p text:style-name="P1">whoa</text:p>
      <text:p text:style-name="P1">hey uh</text:p>
      <text:p text:style-name="P1">how much of that did you hear</text:p>
      <text:p text:style-name="P1">all that shit was a work in progress</text:p>
      <text:p text:style-name="P1">aint fit for hype yet</text:p>
      <text:p text:style-name="P1">why you gotta be eavesdroppin</text:p>
      <text:p text:style-name="P1">shit</text:p>
      <text:p text:style-name="P1">was i</text:p>
      <text:p text:style-name="P1">sorry i guess i just got caught up in my raps</text:p>
      <text:p text:style-name="P1">what</text:p>
      <text:p text:style-name="P1">no</text:p>
      <text:p text:style-name="P1">i cant those rhymes are still too rough around the edges</text:p>
      <text:p text:style-name="P1">no itll suck</text:p>
      <text:p text:style-name="P1">i mean</text:p>
      <text:p text:style-name="P1">i could freestyle a bit i guess</text:p>
      <text:p text:style-name="P1">i dont know if i got a live performance in me now</text:p>
      <text:p text:style-name="P1">maybe it could work if someone dropped a beat</text:p>
      <text:p text:style-name="P1">need a good beat i could probably kill it with a fly beat</text:p>
      <text:p text:style-name="P1">awwwww yeah</text:p>
      <text:p text:style-name="P1">that fish beat is the shizzle</text:p>
      <text:p text:style-name="P1">thats what i am TALKING about</text:p>
      <text:p text:style-name="P1">alright settle down motherfuckers here we go </text:p>
      <text:p text:style-name="P1">_</text:p>
      <text:p text:style-name="P1">KV28 - what</text:p>
      <text:p text:style-name="P1">huh</text:p>
      <text:p text:style-name="P1">uh</text:p>
      <text:p text:style-name="P1"><text:soft-page-break/>what</text:p>
      <text:p text:style-name="P1">no</text:p>
      <text:p text:style-name="P1">no fuck you</text:p>
      <text:p text:style-name="P1">im not caressing your dream hologram</text:p>
      <text:p text:style-name="P1">ok</text:p>
      <text:p text:style-name="P1">hop to it</text:p>
      <text:p text:style-name="P1">man</text:p>
      <text:p text:style-name="P1">our conversations can be so embarrassing</text:p>
      <text:p text:style-name="P1">im so glad we manage to have most of them in private</text:p>
      <text:p text:style-name="P1">_</text:p>
      <text:p text:style-name="P1">RL64 - rose quit all the clanking around over here i cant concentrate on my raps</text:p>
      <text:p text:style-name="P1">what in the sweet religious name of jesus h dick are you doing with all these bottles</text:p>
      <text:p text:style-name="P1">alchemy</text:p>
      <text:p text:style-name="P1">what kind of shitty thing are you alchemizing with this crap</text:p>
      <text:p text:style-name="P1">are you alchemizing bottles with other bottles to make like</text:p>
      <text:p text:style-name="P1">superbottles</text:p>
      <text:p text:style-name="P1">youre a pretty good hike from the alchemiters</text:p>
      <text:p text:style-name="P1">so what your doing science now</text:p>
      <text:p text:style-name="P1">who do you think you are your mom</text:p>
      <text:p text:style-name="P1">wait that sounded like lame burn again</text:p>
      <text:p text:style-name="P1">every time i talk about your mom it sounds like a burn</text:p>
      <text:p text:style-name="P1">who do you think you are my mom</text:p>
      <text:p text:style-name="P1">wait scratch that</text:p>
      <text:p text:style-name="P1">every time we start talking about her as my mom things just start snowballing down our dumb conversational ski slope and suddenly sigmund freud and king oedipus start banging each others hot moms at some kind of depraved sexy momswap party</text:p>
      <text:p text:style-name="P1"><text:soft-page-break/>so what are you making</text:p>
      <text:p text:style-name="P1">beverages what kind of beverages</text:p>
      <text:p text:style-name="P1">apple juice???</text:p>
      <text:p text:style-name="P1">please let it be aj please let it be aj please let it be aj</text:p>
      <text:p text:style-name="P1">omg</text:p>
      <text:p text:style-name="P1">omg</text:p>
      <text:p text:style-name="P1">fuuuuuuuuuuuuuuuuuuuuuuck yes</text:p>
      <text:p text:style-name="P1">RL65 - whats up with the fish punk troll following kanaya around</text:p>
      <text:p text:style-name="P1">cause trouble</text:p>
      <text:p text:style-name="P1">what the fuck could she even do here</text:p>
      <text:p text:style-name="P1">like kick over an old pile of garbage and cause the property value to fall even lower than jack shit</text:p>
      <text:p text:style-name="P1">i say let her go nuts</text:p>
      <text:p text:style-name="P1">yeah</text:p>
      <text:p text:style-name="P1">cant be droppin your vials and shit all over the floor</text:p>
      <text:p text:style-name="P1">the only one whos got clearance to drop science is me</text:p>
      <text:p text:style-name="P1">dont even hate</text:p>
      <text:p text:style-name="P1">been shoring up my muthafuckin CRAFT over here</text:p>
      <text:p text:style-name="P1">rose you know what sucks</text:p>
      <text:p text:style-name="P1">it kinda just occurred to me</text:p>
      <text:p text:style-name="P1">while i was spitting ill verse to no end</text:p>
      <text:p text:style-name="P1">i got this weird feeling that i might be getting like</text:p>
      <text:p text:style-name="P1">a little dated?</text:p>
      <text:p text:style-name="P1">what</text:p>
      <text:p text:style-name="P1">no no</text:p>
      <text:p text:style-name="P1">dont be disingenuous word girl you know what im saying</text:p>
      <text:p text:style-name="P1">i mean sorta passe</text:p>
      <text:p text:style-name="P1"><text:soft-page-break/>like a lumbering pop reference dinosaur</text:p>
      <text:p text:style-name="P1">remember we are both kind of stuck in 2009</text:p>
      <text:p text:style-name="P1">so im like popculturally frozen in that period</text:p>
      <text:p text:style-name="P1">all my references feel like they might be getting a little stale</text:p>
      <text:p text:style-name="P1">even though the earth ended and all and there was no culture after that point anyway</text:p>
      <text:p text:style-name="P1">but still</text:p>
      <text:p text:style-name="P1">i can feel it</text:p>
      <text:p text:style-name="P1">like in my bones</text:p>
      <text:p text:style-name="P1">i just know on some hypothetical earth that kept going my shit is starting to get so lame</text:p>
      <text:p text:style-name="P1">and i know it doesnt matter because its just us here so who cares</text:p>
      <text:p text:style-name="P1">but i care</text:p>
      <text:p text:style-name="P1">its a matter of integrity i am a fucking artist</text:p>
      <text:p text:style-name="P1">like i think if i make one more rap about like some fucking dane cook movie from 2008 to piss karkat off or some tired bullshit like that im going to</text:p>
      <text:p text:style-name="P1">i dont know</text:p>
      <text:p text:style-name="P1">ill just start feeling like a fraud</text:p>
      <text:p text:style-name="P1">my game might be drying up rose</text:p>
      <text:p text:style-name="P1">but its not my fault like im totally hostage to this freezedried backlog of cultural garbage that can never move forward again</text:p>
      <text:p text:style-name="P1">so i have to pick through it like im looting a fucking tomb while still all tryin to act RAP SASSY</text:p>
      <text:p text:style-name="P1">like YEAH take THAT motherfuckers</text:p>
      <text:p text:style-name="P1">OF THE PAST</text:p>
      <text:p text:style-name="P1">all in your mass graves somewhere in a dead frogiverse</text:p>
      <text:p text:style-name="P1">i be representing some god damn STANDARDS about your media do you feel me</text:p>
      <text:p text:style-name="P1">im depressing myself here</text:p>
      <text:p text:style-name="P1"><text:soft-page-break/>all im saying is it would be cool to have some fresh shit to work with</text:p>
      <text:p text:style-name="P1">like just to know</text:p>
      <text:p text:style-name="P1">to know what the world would be like in the year it would be for us now</text:p>
      <text:p text:style-name="P1">which would be 2011 i guess</text:p>
      <text:p text:style-name="P1">wow 2011 really</text:p>
      <text:p text:style-name="P1">damn</text:p>
      <text:p text:style-name="P1">i just want to know what would have happened</text:p>
      <text:p text:style-name="P1">theres so much shit we were primed for</text:p>
      <text:p text:style-name="P1">it was gonna be exciting</text:p>
      <text:p text:style-name="P1">like barack obama just turned president remember that</text:p>
      <text:p text:style-name="P1">we never got to see if he fixed the economy</text:p>
      <text:p text:style-name="P1">remember how you were dying to see if he would fix the economy you were asking me about it every damn day</text:p>
      <text:p text:style-name="P1">just joking nobody gave a shit about that</text:p>
      <text:p text:style-name="P1">but like</text:p>
      <text:p text:style-name="P1">i never got to check out the next batch of stiller jams and see how bad i could mock them</text:p>
      <text:p text:style-name="P1">we never got to find out how the midnight crew adventure ended</text:p>
      <text:p text:style-name="P1">if ever</text:p>
      <text:p text:style-name="P1">rose</text:p>
      <text:p text:style-name="P1">ROSE??</text:p>
      <text:p text:style-name="P1">what the fuck man</text:p>
      <text:p text:style-name="P1">whyd you go back to your bottles and shit i was right in the thick of hella elocution</text:p>
      <text:p text:style-name="P1">dont give me that</text:p>
      <text:p text:style-name="P1">yes</text:p>
      <text:p text:style-name="P1">uh yeah</text:p>
      <text:p text:style-name="P1"><text:soft-page-break/>yes i do ACTUALLY want you to come back over here</text:p>
      <text:p text:style-name="P1">im waiting</text:p>
      <text:p text:style-name="P1">wow was that so hard</text:p>
      <text:p text:style-name="P1">this is what civilized people do rose they fucking talk to each other like actually in each others fucking vicinities</text:p>
      <text:p text:style-name="P1">no thats not even a thing</text:p>
      <text:p text:style-name="P1">i was actually like</text:p>
      <text:p text:style-name="P1">trying to get your take</text:p>
      <text:p text:style-name="P1">i dont even know</text:p>
      <text:p text:style-name="P1">i bet john would have stuff to say</text:p>
      <text:p text:style-name="P1">hes probably going through the same frozen fucking caveman from 2009 syndrome as me</text:p>
      <text:p text:style-name="P1">actually what am i saying the dude is a caveman from 1997</text:p>
      <text:p text:style-name="P1">hahaha like he could give a shit as long as hes got his cage dvds</text:p>
      <text:p text:style-name="P1">what</text:p>
      <text:p text:style-name="P1">whoa what was he doing</text:p>
      <text:p text:style-name="P1">oh man</text:p>
      <text:p text:style-name="P1">you have to tell me all about this</text:p>
      <text:p text:style-name="P1">ok when</text:p>
      <text:p text:style-name="P1">tonight?</text:p>
      <text:p text:style-name="P1">plans</text:p>
      <text:p text:style-name="P1">what plans</text:p>
      <text:p text:style-name="P1">can i come</text:p>
      <text:p text:style-name="P1">fuck fine</text:p>
      <text:p text:style-name="P1">tomorrow then</text:p>
      <text:p text:style-name="P1">maybe ill just dream up my own john tonight and well have an awesome time without you what do you think about that</text:p>
      <text:p text:style-name="P1">fu</text:p>
      <text:p text:style-name="P1"><text:soft-page-break/>_</text:p>
      <text:p text:style-name="P1">DM1 - hey</text:p>
      <text:p text:style-name="P1">who the fuck are you</text:p>
      <text:p text:style-name="P1">dont think you belong in here</text:p>
      <text:p text:style-name="P1">meh you seem harmless enough</text:p>
      <text:p text:style-name="P1">what do i even care </text:p>
      <text:p text:style-name="P1">go fuck some shit up japanese schoolgirl troll</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0" meta:paragraph-count="233" meta:word-count="1583" meta:character-count="7799"/>
    <meta:generator>OpenOffice/4.1.2$Win32 OpenOffice.org_project/412m3$Build-9782</meta:generator>
  </office:meta>
</office:document-meta>
</file>